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6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Microsoft YaHei" style:font-name-complex="Arial"/>
    </style:style>
    <style:style style:name="ce4" style:family="table-cell" style:parent-style-name="Default" style:data-style-name="N100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10" style:family="table-cell" style:parent-style-name="Default" style:data-style-name="N100">
      <style:table-cell-properties style:vertical-align="top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dbus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</table:table>
      <table:table table:name="Tags" table:style-name="ta1">
        <table:table-column table:style-name="co4" table:default-cell-style-name="ce1"/>
        <table:table-column table:style-name="co1" table:default-cell-style-name="ce1"/>
        <table:table-column table:style-name="co1" table:number-columns-repeated="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4" office:value-type="string" calcext:value-type="string">
            <text:p>DI:0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1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3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4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5:1</text:p>
          </table:table-cell>
          <table:table-cell/>
        </table:table-row>
      </table:table>
      <table:table table:name="Scripts" table:style-name="ta1">
        <table:table-column table:style-name="co1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1">print(tgv)</text:span></text:p>
            <text:p>tgv.value = rnd.uniform(0,100)</text:p>
            <text:p>tgv.status = 0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1">tgv = self.server.get('Tag_2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1">tgv = self.server.get('Tag_3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 style:data-style-name="N2" text:time-value="11:51:53.985315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14T11:36:01.514000000</meta:creation-date>
    <meta:generator>LibreOffice/26.2.0.3$Windows_X86_64 LibreOffice_project/620$Build-3</meta:generator>
    <dc:date>2026-02-24T12:04:46.587422900</dc:date>
    <meta:editing-duration>PT7H21M11S</meta:editing-duration>
    <meta:editing-cycles>53</meta:editing-cycles>
    <meta:document-statistic meta:table-count="3" meta:cell-count="887" meta:object-count="0"/>
  </office:meta>
</office:document-meta>
</file>